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9095"/>
    </style:style>
    <style:style style:name="T1" style:family="text">
      <style:text-properties officeooo:rsid="001690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cknRollRiff auf a</text:p>
      <text:p text:style-name="Standard"/>
      <text:p text:style-name="Standard">Ich bin kein Prinz aus deinem kleinen Disney-Ausmalbuch</text:p>
      <text:p text:style-name="Standard">so einen wie mich hättest du dir niemals ausgesucht</text:p>
      <text:p text:style-name="Standard">Doch wo die Liebe hinfällt schlägt sie sich die Knie wund</text:p>
      <text:p text:style-name="Standard">und eigentlich wäre ich dir niemals blond genug </text:p>
      <text:p text:style-name="Standard"/>
      <text:p text:style-name="Standard">tja, die Märchenprinzen waren leider ausverkauft</text:p>
      <text:p text:style-name="Standard">ne Jungfrau bist du schließlich auch schon lang nicht mehr und</text:p>
      <text:p text:style-name="Standard">willst du wirklich nen gesunden reichen Genlieferant</text:p>
      <text:p text:style-name="Standard">meine Welt ist dir wohl zu bunt, bunt, bunt bunt</text:p>
      <text:p text:style-name="Standard"/>
      <text:p text:style-name="Standard">d<text:tab/>was auch immer du dir je erträumt hast</text:p>
      <text:p text:style-name="Standard">a<text:tab/>in deiner Hölle brennt das Fegefeuer dumpfblass</text:p>
      <text:p text:style-name="Standard">f<text:tab/>du rennst doch ewig nur gegen dieselben gleichen Mauern</text:p>
      <text:p text:style-name="Standard">g<text:tab/>Glück findet man nicht im Gurkenglas</text:p>
      <text:p text:style-name="Standard"/>
      <text:p text:style-name="Standard">So ein Prinz wird leider König und die fressen ja so wild</text:p>
      <text:p text:style-name="Standard">und das Zahnpastalächeln gilt doch nur dem Spiegelbild</text:p>
      <text:p text:style-name="Standard">der Drache der hat wenigstens noch Feuer gespien – das war warm</text:p>
      <text:p text:style-name="Standard">jetzt sehnst du dich nach einem neuen Kamin</text:p>
      <text:p text:style-name="Standard"/>
      <text:p text:style-name="Standard">meine Flammen zucken doch verlockend, siehst du sie von hier</text:p>
      <text:p text:style-name="Standard">wer sich verbrennt der wird vom Feuer aussortiert</text:p>
      <text:p text:style-name="Standard">also schneid dir deine langen <text:span text:style-name="T1">braunen Haare</text:span> lieber ab</text:p>
      <text:p text:style-name="Standard">Auf dass der Prinz in seiner Hölle selber erfriert</text:p>
      <text:p text:style-name="Standard"/>
      <text:p text:style-name="Standard"><text:tab/>was auch immer du dir je erträumt hast</text:p>
      <text:p text:style-name="Standard"><text:tab/>in meiner Hölle brennt das Fegefeuer dumpfblass</text:p>
      <text:p text:style-name="Standard"><text:tab/>du rennst doch ewig nur gegen dieselben gleichen Mauern</text:p>
      <text:p text:style-name="Standard"><text:tab/>Glück findet man nicht im Gurkenglas</text:p>
      <text:p text:style-name="Standard"><text:tab/>Du bleibst nur immer auf den gleichen Straßen</text:p>
      <text:p text:style-name="Standard"><text:tab/>ich bitte dich, wer sollte dich bestrafen</text:p>
      <text:p text:style-name="Standard"><text:tab/>wenn du dich einmal traust für dich selbst zu fühln</text:p>
      <text:p text:style-name="Standard"><text:tab/>doch in deinem Märchen ist nur der Prinz stark und kühn</text:p>
      <text:p text:style-name="Standard"/>
      <text:p text:style-name="P1">In meinem Malbuch war schon immer alles schwarz-weiß</text:p>
      <text:p text:style-name="P1">hatte immer Angst dass ich über die Ränder geh</text:p>
      <text:p text:style-name="P1">hab mich nie getraut auch tatsächlich was reinzumalen</text:p>
      <text:p text:style-name="P1">doch die Pillen machen, dass auch ich genug Farben</text:p>
      <text:p text:style-name="P1">SEH</text:p>
      <text:p text:style-name="P1"/>
      <text:p text:style-name="Standard">Ich passe nicht in dein Raster</text:p>
      <text:p text:style-name="Standard">Ich passe nicht in deinen Lebenslauf</text:p>
      <text:p text:style-name="Standard">Gott und Teufel spielen Canasta</text:p>
      <text:p text:style-name="Standard">Aber Gott hört plötzlich mit dem geben auf</text:p>
      <text:p text:style-name="Standard">Darf man sich bei dem Spiel bewegen</text:p>
      <text:p text:style-name="Standard">Warum sind hier keine Würfel drin</text:p>
      <text:p text:style-name="Standard">Ich halte mich nicht an die Regeln, </text:p>
      <text:p text:style-name="Standard">dieses Scheißspiel kannst du gern gewinn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01:07:38.90</meta:creation-date>
    <dc:date>2015-10-22T00:08:12.617572595</dc:date>
    <meta:editing-duration>PT2H27M29S</meta:editing-duration>
    <meta:editing-cycles>6</meta:editing-cycles>
    <meta:generator>LibreOffice/4.3.3.2$Linux_X86_64 LibreOffice_project/430m0$Build-2</meta:generator>
    <dc:creator>oxymoronist </dc:creator>
    <meta:document-statistic meta:table-count="0" meta:image-count="0" meta:object-count="0" meta:page-count="1" meta:paragraph-count="42" meta:word-count="334" meta:character-count="1918" meta:non-whitespace-character-count="1615"/>
  </office:meta>
</office:document-meta>
</file>